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Utils12.getValueFromBindingOrExpression( Object valueBindingOr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12.setValueOfBindingOrExpression( FacesContext context , Object value , UIComponent component , String bindin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esUtils12.hasValueBindingOrValueExpression( UIComponent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Utils12.getBindingOrExpressionComparator( FacesContext facesContext , UIComponent child , String var , boolean descending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Utils12.setValidator( EditableValueHolder editableValueHolder , Object valid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12.setConverter( ValueHolder valueHolder , Object converter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esUtils12.getExpressionString( UIComponent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Utils12.isReadonlyValueBindingOrValueExpression( FacesContext context , UIComponent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Utils12.getValueFromValueBindingOrValueExpression( FacesContext context , UIComponent compon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Utils12.setValueOfBindingOrExpression( FacesContext context , Object value , Object bindingOr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esUtils12.setBindingOrExpression( UIComponent component , String name , Object valueBindingOr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Utils12.addBindingOrExpressionTabChangeListener( TabChangeSource source , String type , Object bindingOr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esUtils12.copyValueBindingOrValueExpression( UIComponent fromComponent , String fromName , UIComponent toComponent , String to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